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0.20233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Sheet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utility_component_templa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icon</text:p>
          </table:table-cell>
          <table:table-cell office:value-type="string" table:style-name="ce1">
            <text:p>icon_frame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component_set</text:p>
          </table:table-cell>
          <table:table-cell office:value-type="string" table:style-name="ce1">
            <text:p>ai_weight</text:p>
          </table:table-cell>
          <table:table-cell office:value-type="string" table:style-name="ce1">
            <text:p>prerequisites</text:p>
          </table:table-cell>
          <table:table-cell office:value-type="string" table:style-name="ce1">
            <text:p>upgrades_to</text:p>
          </table:table-cell>
          <table:table-cell office:value-type="string" table:style-name="ce1">
            <text:p>class_restriction</text:p>
          </table:table-cell>
          <table:table-cell office:value-type="string" table:style-name="ce1">
            <text:p>size_restriction</text:p>
          </table:table-cell>
          <table:table-cell office:value-type="string" table:style-name="ce1">
            <text:p>hostile_aura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weight</text:p>
          </table:table-cell>
          <table:table-cell table:number-columns-repeated="4" table:style-name="ce1"/>
          <table:table-cell office:value-type="string" table:style-name="ce1">
            <text:p>name</text:p>
          </table:table-cell>
          <table:table-cell office:value-type="string" table:style-name="ce1">
            <text:p>radius</text:p>
          </table:table-cell>
          <table:table-cell office:value-type="string" table:style-name="ce1">
            <text:p>apply_on</text:p>
          </table:table-cell>
          <table:table-cell office:value-type="string" table:style-name="ce1">
            <text:p>stack_info</text:p>
          </table:table-cell>
          <table:table-cell table:style-name="ce1"/>
          <table:table-cell office:value-type="string" table:style-name="ce1">
            <text:p>damage_per_day</text:p>
          </table:table-cell>
          <table:table-cell table:number-columns-repeated="6" table:style-name="ce1"/>
          <table:table-cell office:value-type="string" table:style-name="ce1">
            <text:p>graphics</text:p>
          </table:table-cell>
          <table:table-cell table:number-columns-repeated="16359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id</text:p>
          </table:table-cell>
          <table:table-cell office:value-type="string" table:style-name="ce1">
            <text:p>priority</text:p>
          </table:table-cell>
          <table:table-cell office:value-type="string" table:style-name="ce1">
            <text:p>accuracy</text:p>
          </table:table-cell>
          <table:table-cell office:value-type="string" table:style-name="ce1">
            <text:p>tracking</text:p>
          </table:table-cell>
          <table:table-cell office:value-type="string" table:style-name="ce1">
            <text:p>damage</text:p>
          </table:table-cell>
          <table:table-cell table:style-name="ce1"/>
          <table:table-cell office:value-type="string" table:style-name="ce1">
            <text:p>shield_damage</text:p>
          </table:table-cell>
          <table:table-cell office:value-type="string" table:style-name="ce1">
            <text:p>shield_penetration</text:p>
          </table:table-cell>
          <table:table-cell office:value-type="string" table:style-name="ce1">
            <text:p>armor_penetration</text:p>
          </table:table-cell>
          <table:table-cell office:value-type="string" table:style-name="ce1">
            <text:p>area_effect</text:p>
          </table:table-cell>
          <table:table-cell table:style-name="ce1"/>
          <table:table-cell office:value-type="string" table:style-name="ce1">
            <text:p>ship_effect</text:p>
          </table:table-cell>
          <table:table-cell table:number-columns-repeated="16357" table:style-name="ce1"/>
        </table:table-row>
        <table:table-row table:style-name="ro1">
          <table:table-cell table:number-columns-repeated="19" table:style-name="ce1"/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table:number-columns-repeated="3" table:style-name="ce1"/>
          <table:table-cell office:value-type="string" table:style-name="ce1">
            <text:p>entity</text:p>
          </table:table-cell>
          <table:table-cell office:value-type="string" table:style-name="ce1">
            <text:p>dynamic_scale</text:p>
          </table:table-cell>
          <table:table-cell office:value-type="string" table:style-name="ce1">
            <text:p>entity</text:p>
          </table:table-cell>
          <table:table-cell office:value-type="string" table:style-name="ce1">
            <text:p>dynamic_scale</text:p>
          </table:table-cell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MPTY_STATION_WEAPON_AURA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empty_ftl_drive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"SMALL_STATION_GRAVITON_HAMM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graviton_hammer_1" }</text:p>
          </table:table-cell>
          <table:table-cell office:value-type="string" table:style-name="ce1">
            <text:p>"SMALL_STATION_GRAVITON_HAMM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graviton_hammer"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#delete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GRAVITON_HAMM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graviton_hammer_2" }</text:p>
          </table:table-cell>
          <table:table-cell office:value-type="string" table:style-name="ce1">
            <text:p>"SMALL_STATION_GRAVITON_HAMM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graviton_hammer"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0</text:p>
          </table:table-cell>
          <table:table-cell office:value-type="float" office:value="0.5" table:formula="of:=[.R8]" table:style-name="ce1">
            <text:p>0.5</text:p>
          </table:table-cell>
          <table:table-cell office:value-type="string" office:string-value="#delete" table:formula="of:=[.S8]" table:style-name="ce1">
            <text:p>#delete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" table:formula="of:=[.V8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8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GRAVITON_HAMM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graviton_hamm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graviton_hammer"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00</text:p>
          </table:table-cell>
          <table:table-cell office:value-type="float" office:value="0.5" table:formula="of:=[.R9]" table:style-name="ce1">
            <text:p>0.5</text:p>
          </table:table-cell>
          <table:table-cell office:value-type="string" office:string-value="#delete" table:formula="of:=[.S9]" table:style-name="ce1">
            <text:p>#delete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" table:formula="of:=[.V9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9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GRAVITON_HAMM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graviton_hammer_1" }</text:p>
          </table:table-cell>
          <table:table-cell office:value-type="string" table:style-name="ce1">
            <text:p>"MEDIUM_STATION_GRAVITON_HAMM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graviton_hammer"</text:p>
          </table:table-cell>
          <table:table-cell office:value-type="float" office:value="50" table:formula="of:=[.N8]*1.25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</text:p>
          </table:table-cell>
          <table:table-cell office:value-type="float" office:value="0.5" table:formula="of:=[.R10]" table:style-name="ce1">
            <text:p>0.5</text:p>
          </table:table-cell>
          <table:table-cell office:value-type="string" office:string-value="#delete" table:formula="of:=[.S10]" table:style-name="ce1">
            <text:p>#delete</text:p>
          </table:table-cell>
          <table:table-cell office:value-type="float" office:value="2.2000000000000002" table:formula="of:=[.T8]*1.1" table:style-name="ce1">
            <text:p>2.2</text:p>
          </table:table-cell>
          <table:table-cell office:value-type="float" office:value="4.4000000000000004" table:formula="of:=[.U8]*1.1" table:style-name="ce1">
            <text:p>4.4</text:p>
          </table:table-cell>
          <table:table-cell office:value-type="float" office:value="1" table:formula="of:=[.V10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0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GRAVITON_HAMM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graviton_hammer_2" }</text:p>
          </table:table-cell>
          <table:table-cell office:value-type="string" table:style-name="ce1">
            <text:p>"MEDIUM_STATION_GRAVITON_HAMM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graviton_hammer"</text:p>
          </table:table-cell>
          <table:table-cell office:value-type="float" office:value="56.25" table:formula="of:=[.N9]*1.25" table:style-name="ce1">
            <text:p>56.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0</text:p>
          </table:table-cell>
          <table:table-cell office:value-type="float" office:value="0.5" table:formula="of:=[.R11]" table:style-name="ce1">
            <text:p>0.5</text:p>
          </table:table-cell>
          <table:table-cell office:value-type="string" office:string-value="#delete" table:formula="of:=[.S11]" table:style-name="ce1">
            <text:p>#delete</text:p>
          </table:table-cell>
          <table:table-cell office:value-type="float" office:value="4.4000000000000004" table:formula="of:=[.T9]*1.1" table:style-name="ce1">
            <text:p>4.4</text:p>
          </table:table-cell>
          <table:table-cell office:value-type="float" office:value="8.8000000000000007" table:formula="of:=[.U9]*1.1" table:style-name="ce1">
            <text:p>8.8</text:p>
          </table:table-cell>
          <table:table-cell office:value-type="float" office:value="1" table:formula="of:=[.V11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1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GRAVITON_HAMM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graviton_hamm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graviton_hammer"</text:p>
          </table:table-cell>
          <table:table-cell office:value-type="float" office:value="62.5" table:formula="of:=[.N10]*1.25" table:style-name="ce1">
            <text:p>62.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00</text:p>
          </table:table-cell>
          <table:table-cell office:value-type="float" office:value="0.5" table:formula="of:=[.R12]" table:style-name="ce1">
            <text:p>0.5</text:p>
          </table:table-cell>
          <table:table-cell office:value-type="string" office:string-value="#delete" table:formula="of:=[.S12]" table:style-name="ce1">
            <text:p>#delete</text:p>
          </table:table-cell>
          <table:table-cell office:value-type="float" office:value="8.8000000000000007" table:formula="of:=[.T10]*1.1" table:style-name="ce1">
            <text:p>8.8</text:p>
          </table:table-cell>
          <table:table-cell office:value-type="float" office:value="13.200000000000001" table:formula="of:=[.U10]*1.1" table:style-name="ce1">
            <text:p>13.2</text:p>
          </table:table-cell>
          <table:table-cell office:value-type="float" office:value="1" table:formula="of:=[.V12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2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GRAVITON_HAMM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graviton_hammer_1" }</text:p>
          </table:table-cell>
          <table:table-cell office:value-type="string" table:style-name="ce1">
            <text:p>"LARGE_STATION_GRAVITON_HAMM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graviton_hammer"</text:p>
          </table:table-cell>
          <table:table-cell office:value-type="float" office:value="62.5" table:formula="of:=[.N11]*1.25" table:style-name="ce1">
            <text:p>62.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</text:p>
          </table:table-cell>
          <table:table-cell office:value-type="float" office:value="0.5" table:formula="of:=[.R13]" table:style-name="ce1">
            <text:p>0.5</text:p>
          </table:table-cell>
          <table:table-cell office:value-type="string" office:string-value="#delete" table:formula="of:=[.S13]" table:style-name="ce1">
            <text:p>#delete</text:p>
          </table:table-cell>
          <table:table-cell office:value-type="float" office:value="2.4200000000000004" table:formula="of:=[.T11]*1.1" table:style-name="ce1">
            <text:p>2.42</text:p>
          </table:table-cell>
          <table:table-cell office:value-type="float" office:value="4.8400000000000007" table:formula="of:=[.U11]*1.1" table:style-name="ce1">
            <text:p>4.84</text:p>
          </table:table-cell>
          <table:table-cell office:value-type="float" office:value="1" table:formula="of:=[.V13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3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GRAVITON_HAMM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graviton_hammer_2" }</text:p>
          </table:table-cell>
          <table:table-cell office:value-type="string" table:style-name="ce1">
            <text:p>"LARGE_STATION_GRAVITON_HAMM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graviton_hammer"</text:p>
          </table:table-cell>
          <table:table-cell office:value-type="float" office:value="70.3125" table:formula="of:=[.N12]*1.25" table:style-name="ce1">
            <text:p>70.3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0</text:p>
          </table:table-cell>
          <table:table-cell office:value-type="float" office:value="0.5" table:formula="of:=[.R14]" table:style-name="ce1">
            <text:p>0.5</text:p>
          </table:table-cell>
          <table:table-cell office:value-type="string" office:string-value="#delete" table:formula="of:=[.S14]" table:style-name="ce1">
            <text:p>#delete</text:p>
          </table:table-cell>
          <table:table-cell office:value-type="float" office:value="4.8400000000000007" table:formula="of:=[.T12]*1.1" table:style-name="ce1">
            <text:p>4.84</text:p>
          </table:table-cell>
          <table:table-cell office:value-type="float" office:value="9.6800000000000015" table:formula="of:=[.U12]*1.1" table:style-name="ce1">
            <text:p>9.68</text:p>
          </table:table-cell>
          <table:table-cell office:value-type="float" office:value="1" table:formula="of:=[.V14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4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GRAVITON_HAMM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graviton_hamm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graviton_hammer"</text:p>
          </table:table-cell>
          <table:table-cell office:value-type="float" office:value="78.125" table:formula="of:=[.N13]*1.25" table:style-name="ce1">
            <text:p>78.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00</text:p>
          </table:table-cell>
          <table:table-cell office:value-type="float" office:value="0.5" table:formula="of:=[.R15]" table:style-name="ce1">
            <text:p>0.5</text:p>
          </table:table-cell>
          <table:table-cell office:value-type="string" office:string-value="#delete" table:formula="of:=[.S15]" table:style-name="ce1">
            <text:p>#delete</text:p>
          </table:table-cell>
          <table:table-cell office:value-type="float" office:value="9.6800000000000015" table:formula="of:=[.T13]*1.1" table:style-name="ce1">
            <text:p>9.68</text:p>
          </table:table-cell>
          <table:table-cell office:value-type="float" office:value="14.520000000000003" table:formula="of:=[.U13]*1.1" table:style-name="ce1">
            <text:p>14.52</text:p>
          </table:table-cell>
          <table:table-cell office:value-type="float" office:value="1" table:formula="of:=[.V15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5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GRAVITON_HAMM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graviton_hammer_1" }</text:p>
          </table:table-cell>
          <table:table-cell office:value-type="string" table:style-name="ce1">
            <text:p>"EXTRA_LARGE_STATION_GRAVITON_HAMM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graviton_hammer"</text:p>
          </table:table-cell>
          <table:table-cell office:value-type="float" office:value="78.125" table:formula="of:=[.N14]*1.25" table:style-name="ce1">
            <text:p>78.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</text:p>
          </table:table-cell>
          <table:table-cell office:value-type="float" office:value="0.5" table:formula="of:=[.R16]" table:style-name="ce1">
            <text:p>0.5</text:p>
          </table:table-cell>
          <table:table-cell office:value-type="string" office:string-value="#delete" table:formula="of:=[.S16]" table:style-name="ce1">
            <text:p>#delete</text:p>
          </table:table-cell>
          <table:table-cell office:value-type="float" office:value="2.6620000000000008" table:formula="of:=[.T14]*1.1" table:style-name="ce1">
            <text:p>2.662</text:p>
          </table:table-cell>
          <table:table-cell office:value-type="float" office:value="5.3240000000000016" table:formula="of:=[.U14]*1.1" table:style-name="ce1">
            <text:p>5.324</text:p>
          </table:table-cell>
          <table:table-cell office:value-type="float" office:value="1" table:formula="of:=[.V16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6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GRAVITON_HAMM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graviton_hammer_2" }</text:p>
          </table:table-cell>
          <table:table-cell office:value-type="string" table:style-name="ce1">
            <text:p>"EXTRA_LARGE_STATION_GRAVITON_HAMM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graviton_hammer"</text:p>
          </table:table-cell>
          <table:table-cell office:value-type="float" office:value="87.890625" table:formula="of:=[.N15]*1.25" table:style-name="ce1">
            <text:p>87.8906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0</text:p>
          </table:table-cell>
          <table:table-cell office:value-type="float" office:value="0.5" table:formula="of:=[.R17]" table:style-name="ce1">
            <text:p>0.5</text:p>
          </table:table-cell>
          <table:table-cell office:value-type="string" office:string-value="#delete" table:formula="of:=[.S17]" table:style-name="ce1">
            <text:p>#delete</text:p>
          </table:table-cell>
          <table:table-cell office:value-type="float" office:value="5.3240000000000016" table:formula="of:=[.T15]*1.1" table:style-name="ce1">
            <text:p>5.324</text:p>
          </table:table-cell>
          <table:table-cell office:value-type="float" office:value="10.648000000000003" table:formula="of:=[.U15]*1.1" table:style-name="ce1">
            <text:p>10.648</text:p>
          </table:table-cell>
          <table:table-cell office:value-type="float" office:value="1" table:formula="of:=[.V17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7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GRAVITON_HAMM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graviton_hamm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graviton_hammer"</text:p>
          </table:table-cell>
          <table:table-cell office:value-type="float" office:value="97.65625" table:formula="of:=[.N16]*1.25" table:style-name="ce1">
            <text:p>97.656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00</text:p>
          </table:table-cell>
          <table:table-cell office:value-type="float" office:value="0.5" table:formula="of:=[.R18]" table:style-name="ce1">
            <text:p>0.5</text:p>
          </table:table-cell>
          <table:table-cell office:value-type="string" office:string-value="#delete" table:formula="of:=[.S18]" table:style-name="ce1">
            <text:p>#delete</text:p>
          </table:table-cell>
          <table:table-cell office:value-type="float" office:value="10.648000000000003" table:formula="of:=[.T16]*1.1" table:style-name="ce1">
            <text:p>10.648</text:p>
          </table:table-cell>
          <table:table-cell office:value-type="float" office:value="15.972000000000005" table:formula="of:=[.U16]*1.1" table:style-name="ce1">
            <text:p>15.972</text:p>
          </table:table-cell>
          <table:table-cell office:value-type="float" office:value="1" table:formula="of:=[.V18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8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SWARMER_DRONES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swarmer_drones_1" }</text:p>
          </table:table-cell>
          <table:table-cell office:value-type="string" table:style-name="ce1">
            <text:p>"SMALL_STATION_SWARMER_DRONES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swarmer_drones"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#delete" table:formula="of:=[.S19]" table:style-name="ce1">
            <text:p>#delete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1" table:formula="of:=[.V19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SWARMER_DRONES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swarmer_drones_2" }</text:p>
          </table:table-cell>
          <table:table-cell office:value-type="string" table:style-name="ce1">
            <text:p>"SMALL_STATION_SWARMER_DRONES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swarmer_drones"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0</text:p>
          </table:table-cell>
          <table:table-cell office:value-type="float" office:value="1" table:formula="of:=[.R20]" table:style-name="ce1">
            <text:p>1</text:p>
          </table:table-cell>
          <table:table-cell office:value-type="string" office:string-value="#delete" table:formula="of:=[.S20]" table:style-name="ce1">
            <text:p>#delet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[.V20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SWARMER_DRONES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swarmer_drones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swarmer_drones"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00</text:p>
          </table:table-cell>
          <table:table-cell office:value-type="float" office:value="1" table:formula="of:=[.R21]" table:style-name="ce1">
            <text:p>1</text:p>
          </table:table-cell>
          <table:table-cell office:value-type="string" office:string-value="#delete" table:formula="of:=[.S21]" table:style-name="ce1">
            <text:p>#delet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[.V21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SWARMER_DRONES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swarmer_drones_1" }</text:p>
          </table:table-cell>
          <table:table-cell office:value-type="string" table:style-name="ce1">
            <text:p>"MEDIUM_STATION_SWARMER_DRONES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swarmer_drones"</text:p>
          </table:table-cell>
          <table:table-cell office:value-type="float" office:value="37.5" table:formula="of:=[.N20]*1.25" table:style-name="ce1">
            <text:p>37.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</text:p>
          </table:table-cell>
          <table:table-cell office:value-type="float" office:value="1" table:formula="of:=[.R22]" table:style-name="ce1">
            <text:p>1</text:p>
          </table:table-cell>
          <table:table-cell office:value-type="string" office:string-value="#delete" table:formula="of:=[.S22]" table:style-name="ce1">
            <text:p>#delete</text:p>
          </table:table-cell>
          <table:table-cell office:value-type="float" office:value="0.55000000000000004" table:formula="of:=[.T20]*1.1" table:style-name="ce1">
            <text:p>0.55</text:p>
          </table:table-cell>
          <table:table-cell office:value-type="float" office:value="0.55000000000000004" table:formula="of:=[.U20]*1.1" table:style-name="ce1">
            <text:p>0.55</text:p>
          </table:table-cell>
          <table:table-cell office:value-type="float" office:value="1" table:formula="of:=[.V22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SWARMER_DRONES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swarmer_drones_2" }</text:p>
          </table:table-cell>
          <table:table-cell office:value-type="string" table:style-name="ce1">
            <text:p>"MEDIUM_STATION_SWARMER_DRONES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swarmer_drones"</text:p>
          </table:table-cell>
          <table:table-cell office:value-type="float" office:value="43.75" table:formula="of:=[.N21]*1.25" table:style-name="ce1">
            <text:p>43.7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0</text:p>
          </table:table-cell>
          <table:table-cell office:value-type="float" office:value="1" table:formula="of:=[.R23]" table:style-name="ce1">
            <text:p>1</text:p>
          </table:table-cell>
          <table:table-cell office:value-type="string" office:string-value="#delete" table:formula="of:=[.S23]" table:style-name="ce1">
            <text:p>#delete</text:p>
          </table:table-cell>
          <table:table-cell office:value-type="float" office:value="1.1000000000000001" table:formula="of:=[.T21]*1.1" table:style-name="ce1">
            <text:p>1.1</text:p>
          </table:table-cell>
          <table:table-cell office:value-type="float" office:value="1.1000000000000001" table:formula="of:=[.U21]*1.1" table:style-name="ce1">
            <text:p>1.1</text:p>
          </table:table-cell>
          <table:table-cell office:value-type="float" office:value="1" table:formula="of:=[.V23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SWARMER_DRONES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swarmer_drones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swarmer_drones"</text:p>
          </table:table-cell>
          <table:table-cell office:value-type="float" office:value="50" table:formula="of:=[.N22]*1.25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00</text:p>
          </table:table-cell>
          <table:table-cell office:value-type="float" office:value="1" table:formula="of:=[.R24]" table:style-name="ce1">
            <text:p>1</text:p>
          </table:table-cell>
          <table:table-cell office:value-type="string" office:string-value="#delete" table:formula="of:=[.S24]" table:style-name="ce1">
            <text:p>#delete</text:p>
          </table:table-cell>
          <table:table-cell office:value-type="float" office:value="2.2000000000000002" table:formula="of:=[.T22]*1.1" table:style-name="ce1">
            <text:p>2.2</text:p>
          </table:table-cell>
          <table:table-cell office:value-type="float" office:value="2.2000000000000002" table:formula="of:=[.U22]*1.1" table:style-name="ce1">
            <text:p>2.2</text:p>
          </table:table-cell>
          <table:table-cell office:value-type="float" office:value="1" table:formula="of:=[.V24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SWARMER_DRONES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swarmer_drones_1" }</text:p>
          </table:table-cell>
          <table:table-cell office:value-type="string" table:style-name="ce1">
            <text:p>"LARGE_STATION_SWARMER_DRONES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swarmer_drones"</text:p>
          </table:table-cell>
          <table:table-cell office:value-type="float" office:value="46.875" table:formula="of:=[.N23]*1.25" table:style-name="ce1">
            <text:p>46.87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</text:p>
          </table:table-cell>
          <table:table-cell office:value-type="float" office:value="1" table:formula="of:=[.R25]" table:style-name="ce1">
            <text:p>1</text:p>
          </table:table-cell>
          <table:table-cell office:value-type="string" office:string-value="#delete" table:formula="of:=[.S25]" table:style-name="ce1">
            <text:p>#delete</text:p>
          </table:table-cell>
          <table:table-cell office:value-type="float" office:value="0.60500000000000009" table:formula="of:=[.T23]*1.1" table:style-name="ce1">
            <text:p>0.605</text:p>
          </table:table-cell>
          <table:table-cell office:value-type="float" office:value="0.60500000000000009" table:formula="of:=[.U23]*1.1" table:style-name="ce1">
            <text:p>0.605</text:p>
          </table:table-cell>
          <table:table-cell office:value-type="float" office:value="1" table:formula="of:=[.V25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SWARMER_DRONES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swarmer_drones_2" }</text:p>
          </table:table-cell>
          <table:table-cell office:value-type="string" table:style-name="ce1">
            <text:p>"LARGE_STATION_SWARMER_DRONES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swarmer_drones"</text:p>
          </table:table-cell>
          <table:table-cell office:value-type="float" office:value="54.6875" table:formula="of:=[.N24]*1.25" table:style-name="ce1">
            <text:p>54.687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0</text:p>
          </table:table-cell>
          <table:table-cell office:value-type="float" office:value="1" table:formula="of:=[.R26]" table:style-name="ce1">
            <text:p>1</text:p>
          </table:table-cell>
          <table:table-cell office:value-type="string" office:string-value="#delete" table:formula="of:=[.S26]" table:style-name="ce1">
            <text:p>#delete</text:p>
          </table:table-cell>
          <table:table-cell office:value-type="float" office:value="1.2100000000000002" table:formula="of:=[.T24]*1.1" table:style-name="ce1">
            <text:p>1.21</text:p>
          </table:table-cell>
          <table:table-cell office:value-type="float" office:value="1.2100000000000002" table:formula="of:=[.U24]*1.1" table:style-name="ce1">
            <text:p>1.21</text:p>
          </table:table-cell>
          <table:table-cell office:value-type="float" office:value="1" table:formula="of:=[.V26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SWARMER_DRONES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swarmer_drones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swarmer_drones"</text:p>
          </table:table-cell>
          <table:table-cell office:value-type="float" office:value="62.5" table:formula="of:=[.N25]*1.25" table:style-name="ce1">
            <text:p>62.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00</text:p>
          </table:table-cell>
          <table:table-cell office:value-type="float" office:value="1" table:formula="of:=[.R27]" table:style-name="ce1">
            <text:p>1</text:p>
          </table:table-cell>
          <table:table-cell office:value-type="string" office:string-value="#delete" table:formula="of:=[.S27]" table:style-name="ce1">
            <text:p>#delete</text:p>
          </table:table-cell>
          <table:table-cell office:value-type="float" office:value="2.4200000000000004" table:formula="of:=[.T25]*1.1" table:style-name="ce1">
            <text:p>2.42</text:p>
          </table:table-cell>
          <table:table-cell office:value-type="float" office:value="2.4200000000000004" table:formula="of:=[.U25]*1.1" table:style-name="ce1">
            <text:p>2.42</text:p>
          </table:table-cell>
          <table:table-cell office:value-type="float" office:value="1" table:formula="of:=[.V27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SWARMER_DRONES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swarmer_drones_1" }</text:p>
          </table:table-cell>
          <table:table-cell office:value-type="string" table:style-name="ce1">
            <text:p>"EXTRA_LARGE_STATION_SWARMER_DRONES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swarmer_drones"</text:p>
          </table:table-cell>
          <table:table-cell office:value-type="float" office:value="58.59375" table:formula="of:=[.N26]*1.25" table:style-name="ce1">
            <text:p>58.5937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</text:p>
          </table:table-cell>
          <table:table-cell office:value-type="float" office:value="1" table:formula="of:=[.R28]" table:style-name="ce1">
            <text:p>1</text:p>
          </table:table-cell>
          <table:table-cell office:value-type="string" office:string-value="#delete" table:formula="of:=[.S28]" table:style-name="ce1">
            <text:p>#delete</text:p>
          </table:table-cell>
          <table:table-cell office:value-type="float" office:value="0.6655000000000002" table:formula="of:=[.T26]*1.1" table:style-name="ce1">
            <text:p>0.6655</text:p>
          </table:table-cell>
          <table:table-cell office:value-type="float" office:value="0.6655000000000002" table:formula="of:=[.U26]*1.1" table:style-name="ce1">
            <text:p>0.6655</text:p>
          </table:table-cell>
          <table:table-cell office:value-type="float" office:value="1" table:formula="of:=[.V28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SWARMER_DRONES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swarmer_drones_2" }</text:p>
          </table:table-cell>
          <table:table-cell office:value-type="string" table:style-name="ce1">
            <text:p>"EXTRA_LARGE_STATION_SWARMER_DRONES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swarmer_drones"</text:p>
          </table:table-cell>
          <table:table-cell office:value-type="float" office:value="68.359375" table:formula="of:=[.N27]*1.25" table:style-name="ce1">
            <text:p>68.35937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0</text:p>
          </table:table-cell>
          <table:table-cell office:value-type="float" office:value="1" table:formula="of:=[.R29]" table:style-name="ce1">
            <text:p>1</text:p>
          </table:table-cell>
          <table:table-cell office:value-type="string" office:string-value="#delete" table:formula="of:=[.S29]" table:style-name="ce1">
            <text:p>#delete</text:p>
          </table:table-cell>
          <table:table-cell office:value-type="float" office:value="1.3310000000000004" table:formula="of:=[.T27]*1.1" table:style-name="ce1">
            <text:p>1.331</text:p>
          </table:table-cell>
          <table:table-cell office:value-type="float" office:value="1.3310000000000004" table:formula="of:=[.U27]*1.1" table:style-name="ce1">
            <text:p>1.331</text:p>
          </table:table-cell>
          <table:table-cell office:value-type="float" office:value="1" table:formula="of:=[.V29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SWARMER_DRONES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swarmer_drones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swarmer_drones"</text:p>
          </table:table-cell>
          <table:table-cell office:value-type="float" office:value="78.125" table:formula="of:=[.N28]*1.25" table:style-name="ce1">
            <text:p>78.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00</text:p>
          </table:table-cell>
          <table:table-cell office:value-type="float" office:value="1" table:formula="of:=[.R30]" table:style-name="ce1">
            <text:p>1</text:p>
          </table:table-cell>
          <table:table-cell office:value-type="string" office:string-value="#delete" table:formula="of:=[.S30]" table:style-name="ce1">
            <text:p>#delete</text:p>
          </table:table-cell>
          <table:table-cell office:value-type="float" office:value="2.6620000000000008" table:formula="of:=[.T28]*1.1" table:style-name="ce1">
            <text:p>2.662</text:p>
          </table:table-cell>
          <table:table-cell office:value-type="float" office:value="2.6620000000000008" table:formula="of:=[.U28]*1.1" table:style-name="ce1">
            <text:p>2.662</text:p>
          </table:table-cell>
          <table:table-cell office:value-type="float" office:value="1" table:formula="of:=[.V30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QUANTUM_DESTABLIZI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quantum_destabilizer_1" }</text:p>
          </table:table-cell>
          <table:table-cell office:value-type="string" table:style-name="ce1">
            <text:p>"SMALL_STATION_QUANTUM_DESTABLIZI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quantum_destabilizer"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string" office:string-value="#delete" table:formula="of:=[.S31]" table:style-name="ce1">
            <text:p>#delete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QUANTUM_DESTABLIZI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quantum_destabilizer_2" }</text:p>
          </table:table-cell>
          <table:table-cell office:value-type="string" table:style-name="ce1">
            <text:p>"SMALL_STATION_QUANTUM_DESTABLIZI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quantum_destabilizer"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0</text:p>
          </table:table-cell>
          <table:table-cell office:value-type="float" office:value="0.5" table:formula="of:=[.R32]" table:style-name="ce1">
            <text:p>0.5</text:p>
          </table:table-cell>
          <table:table-cell office:value-type="string" office:string-value="#delete" table:formula="of:=[.S32]" table:style-name="ce1">
            <text:p>#delete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.5" table:formula="of:=[.V32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QUANTUM_DESTABLIZI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quantum_destabiliz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quantum_destabilizer"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00</text:p>
          </table:table-cell>
          <table:table-cell office:value-type="float" office:value="0.5" table:formula="of:=[.R33]" table:style-name="ce1">
            <text:p>0.5</text:p>
          </table:table-cell>
          <table:table-cell office:value-type="string" office:string-value="#delete" table:formula="of:=[.S33]" table:style-name="ce1">
            <text:p>#delete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.5" table:formula="of:=[.V33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QUANTUM_DESTABLIZI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quantum_destabilizer_1" }</text:p>
          </table:table-cell>
          <table:table-cell office:value-type="string" table:style-name="ce1">
            <text:p>"MEDIUM_STATION_QUANTUM_DESTABLIZI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quantum_destabilizer"</text:p>
          </table:table-cell>
          <table:table-cell office:value-type="float" office:value="50" table:formula="of:=[.N32]*1.25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</text:p>
          </table:table-cell>
          <table:table-cell office:value-type="float" office:value="0.5" table:formula="of:=[.R34]" table:style-name="ce1">
            <text:p>0.5</text:p>
          </table:table-cell>
          <table:table-cell office:value-type="string" office:string-value="#delete" table:formula="of:=[.S34]" table:style-name="ce1">
            <text:p>#delete</text:p>
          </table:table-cell>
          <table:table-cell office:value-type="float" office:value="2.2000000000000002" table:formula="of:=[.T32]*1.1" table:style-name="ce1">
            <text:p>2.2</text:p>
          </table:table-cell>
          <table:table-cell office:value-type="float" office:value="4.4000000000000004" table:formula="of:=[.U32]*1.1" table:style-name="ce1">
            <text:p>4.4</text:p>
          </table:table-cell>
          <table:table-cell office:value-type="float" office:value="1.5" table:formula="of:=[.V34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QUANTUM_DESTABLIZI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quantum_destabilizer_2" }</text:p>
          </table:table-cell>
          <table:table-cell office:value-type="string" table:style-name="ce1">
            <text:p>"MEDIUM_STATION_QUANTUM_DESTABLIZI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quantum_destabilizer"</text:p>
          </table:table-cell>
          <table:table-cell office:value-type="float" office:value="56.25" table:formula="of:=[.N33]*1.25" table:style-name="ce1">
            <text:p>56.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0</text:p>
          </table:table-cell>
          <table:table-cell office:value-type="float" office:value="0.5" table:formula="of:=[.R35]" table:style-name="ce1">
            <text:p>0.5</text:p>
          </table:table-cell>
          <table:table-cell office:value-type="string" office:string-value="#delete" table:formula="of:=[.S35]" table:style-name="ce1">
            <text:p>#delete</text:p>
          </table:table-cell>
          <table:table-cell office:value-type="float" office:value="4.4000000000000004" table:formula="of:=[.T33]*1.1" table:style-name="ce1">
            <text:p>4.4</text:p>
          </table:table-cell>
          <table:table-cell office:value-type="float" office:value="8.8000000000000007" table:formula="of:=[.U33]*1.1" table:style-name="ce1">
            <text:p>8.8</text:p>
          </table:table-cell>
          <table:table-cell office:value-type="float" office:value="1.5" table:formula="of:=[.V35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QUANTUM_DESTABLIZI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quantum_destabiliz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quantum_destabilizer"</text:p>
          </table:table-cell>
          <table:table-cell office:value-type="float" office:value="62.5" table:formula="of:=[.N34]*1.25" table:style-name="ce1">
            <text:p>62.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00</text:p>
          </table:table-cell>
          <table:table-cell office:value-type="float" office:value="0.5" table:formula="of:=[.R36]" table:style-name="ce1">
            <text:p>0.5</text:p>
          </table:table-cell>
          <table:table-cell office:value-type="string" office:string-value="#delete" table:formula="of:=[.S36]" table:style-name="ce1">
            <text:p>#delete</text:p>
          </table:table-cell>
          <table:table-cell office:value-type="float" office:value="8.8000000000000007" table:formula="of:=[.T34]*1.1" table:style-name="ce1">
            <text:p>8.8</text:p>
          </table:table-cell>
          <table:table-cell office:value-type="float" office:value="13.200000000000001" table:formula="of:=[.U34]*1.1" table:style-name="ce1">
            <text:p>13.2</text:p>
          </table:table-cell>
          <table:table-cell office:value-type="float" office:value="1.5" table:formula="of:=[.V36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QUANTUM_DESTABLIZI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quantum_destabilizer_1" }</text:p>
          </table:table-cell>
          <table:table-cell office:value-type="string" table:style-name="ce1">
            <text:p>"LARGE_STATION_QUANTUM_DESTABLIZI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quantum_destabilizer"</text:p>
          </table:table-cell>
          <table:table-cell office:value-type="float" office:value="62.5" table:formula="of:=[.N35]*1.25" table:style-name="ce1">
            <text:p>62.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</text:p>
          </table:table-cell>
          <table:table-cell office:value-type="float" office:value="0.5" table:formula="of:=[.R37]" table:style-name="ce1">
            <text:p>0.5</text:p>
          </table:table-cell>
          <table:table-cell office:value-type="string" office:string-value="#delete" table:formula="of:=[.S37]" table:style-name="ce1">
            <text:p>#delete</text:p>
          </table:table-cell>
          <table:table-cell office:value-type="float" office:value="2.4200000000000004" table:formula="of:=[.T35]*1.1" table:style-name="ce1">
            <text:p>2.42</text:p>
          </table:table-cell>
          <table:table-cell office:value-type="float" office:value="4.8400000000000007" table:formula="of:=[.U35]*1.1" table:style-name="ce1">
            <text:p>4.84</text:p>
          </table:table-cell>
          <table:table-cell office:value-type="float" office:value="1.5" table:formula="of:=[.V37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QUANTUM_DESTABLIZI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quantum_destabilizer_2" }</text:p>
          </table:table-cell>
          <table:table-cell office:value-type="string" table:style-name="ce1">
            <text:p>"LARGE_STATION_QUANTUM_DESTABLIZI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quantum_destabilizer"</text:p>
          </table:table-cell>
          <table:table-cell office:value-type="float" office:value="70.3125" table:formula="of:=[.N36]*1.25" table:style-name="ce1">
            <text:p>70.3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0</text:p>
          </table:table-cell>
          <table:table-cell office:value-type="float" office:value="0.5" table:formula="of:=[.R38]" table:style-name="ce1">
            <text:p>0.5</text:p>
          </table:table-cell>
          <table:table-cell office:value-type="string" office:string-value="#delete" table:formula="of:=[.S38]" table:style-name="ce1">
            <text:p>#delete</text:p>
          </table:table-cell>
          <table:table-cell office:value-type="float" office:value="4.8400000000000007" table:formula="of:=[.T36]*1.1" table:style-name="ce1">
            <text:p>4.84</text:p>
          </table:table-cell>
          <table:table-cell office:value-type="float" office:value="9.6800000000000015" table:formula="of:=[.U36]*1.1" table:style-name="ce1">
            <text:p>9.68</text:p>
          </table:table-cell>
          <table:table-cell office:value-type="float" office:value="1.5" table:formula="of:=[.V38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QUANTUM_DESTABLIZI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quantum_destabiliz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quantum_destabilizer"</text:p>
          </table:table-cell>
          <table:table-cell office:value-type="float" office:value="78.125" table:formula="of:=[.N37]*1.25" table:style-name="ce1">
            <text:p>78.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00</text:p>
          </table:table-cell>
          <table:table-cell office:value-type="float" office:value="0.5" table:formula="of:=[.R39]" table:style-name="ce1">
            <text:p>0.5</text:p>
          </table:table-cell>
          <table:table-cell office:value-type="string" office:string-value="#delete" table:formula="of:=[.S39]" table:style-name="ce1">
            <text:p>#delete</text:p>
          </table:table-cell>
          <table:table-cell office:value-type="float" office:value="9.6800000000000015" table:formula="of:=[.T37]*1.1" table:style-name="ce1">
            <text:p>9.68</text:p>
          </table:table-cell>
          <table:table-cell office:value-type="float" office:value="14.520000000000003" table:formula="of:=[.U37]*1.1" table:style-name="ce1">
            <text:p>14.52</text:p>
          </table:table-cell>
          <table:table-cell office:value-type="float" office:value="1.5" table:formula="of:=[.V39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QUANTUM_DESTABLIZI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quantum_destabilizer_1" }</text:p>
          </table:table-cell>
          <table:table-cell office:value-type="string" table:style-name="ce1">
            <text:p>"EXTRA_LARGE_STATION_QUANTUM_DESTABLIZI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quantum_destabilizer"</text:p>
          </table:table-cell>
          <table:table-cell office:value-type="float" office:value="78.125" table:formula="of:=[.N38]*1.25" table:style-name="ce1">
            <text:p>78.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</text:p>
          </table:table-cell>
          <table:table-cell office:value-type="float" office:value="0.5" table:formula="of:=[.R40]" table:style-name="ce1">
            <text:p>0.5</text:p>
          </table:table-cell>
          <table:table-cell office:value-type="string" office:string-value="#delete" table:formula="of:=[.S40]" table:style-name="ce1">
            <text:p>#delete</text:p>
          </table:table-cell>
          <table:table-cell office:value-type="float" office:value="2.6620000000000008" table:formula="of:=[.T38]*1.1" table:style-name="ce1">
            <text:p>2.662</text:p>
          </table:table-cell>
          <table:table-cell office:value-type="float" office:value="5.3240000000000016" table:formula="of:=[.U38]*1.1" table:style-name="ce1">
            <text:p>5.324</text:p>
          </table:table-cell>
          <table:table-cell office:value-type="float" office:value="1.5" table:formula="of:=[.V40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QUANTUM_DESTABLIZI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quantum_destabilizer_2" }</text:p>
          </table:table-cell>
          <table:table-cell office:value-type="string" table:style-name="ce1">
            <text:p>"EXTRA_LARGE_STATION_QUANTUM_DESTABLIZI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quantum_destabilizer"</text:p>
          </table:table-cell>
          <table:table-cell office:value-type="float" office:value="87.890625" table:formula="of:=[.N39]*1.25" table:style-name="ce1">
            <text:p>87.8906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0</text:p>
          </table:table-cell>
          <table:table-cell office:value-type="float" office:value="0.5" table:formula="of:=[.R41]" table:style-name="ce1">
            <text:p>0.5</text:p>
          </table:table-cell>
          <table:table-cell office:value-type="string" office:string-value="#delete" table:formula="of:=[.S41]" table:style-name="ce1">
            <text:p>#delete</text:p>
          </table:table-cell>
          <table:table-cell office:value-type="float" office:value="5.3240000000000016" table:formula="of:=[.T39]*1.1" table:style-name="ce1">
            <text:p>5.324</text:p>
          </table:table-cell>
          <table:table-cell office:value-type="float" office:value="10.648000000000003" table:formula="of:=[.U39]*1.1" table:style-name="ce1">
            <text:p>10.648</text:p>
          </table:table-cell>
          <table:table-cell office:value-type="float" office:value="1.5" table:formula="of:=[.V41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QUANTUM_DESTABLIZI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quantum_destabiliz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quantum_destabilizer"</text:p>
          </table:table-cell>
          <table:table-cell office:value-type="float" office:value="97.65625" table:formula="of:=[.N40]*1.25" table:style-name="ce1">
            <text:p>97.656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00</text:p>
          </table:table-cell>
          <table:table-cell office:value-type="float" office:value="0.5" table:formula="of:=[.R42]" table:style-name="ce1">
            <text:p>0.5</text:p>
          </table:table-cell>
          <table:table-cell office:value-type="string" office:string-value="#delete" table:formula="of:=[.S42]" table:style-name="ce1">
            <text:p>#delete</text:p>
          </table:table-cell>
          <table:table-cell office:value-type="float" office:value="10.648000000000003" table:formula="of:=[.T40]*1.1" table:style-name="ce1">
            <text:p>10.648</text:p>
          </table:table-cell>
          <table:table-cell office:value-type="float" office:value="15.972000000000005" table:formula="of:=[.U40]*1.1" table:style-name="ce1">
            <text:p>15.972</text:p>
          </table:table-cell>
          <table:table-cell office:value-type="float" office:value="1.5" table:formula="of:=[.V42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ARC_EMITT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arc_emitter_1" }</text:p>
          </table:table-cell>
          <table:table-cell office:value-type="string" table:style-name="ce1">
            <text:p>"SMALL_STATION_ARC_EMITT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arc_emitter"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</text:p>
          </table:table-cell>
          <table:table-cell office:value-type="float" office:value="0.5" table:formula="of:=[.R43]" table:style-name="ce1">
            <text:p>0.5</text:p>
          </table:table-cell>
          <table:table-cell office:value-type="string" office:string-value="#delete" table:formula="of:=[.S43]" table:style-name="ce1">
            <text:p>#delete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ARC_EMITT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arc_emitter_2" }</text:p>
          </table:table-cell>
          <table:table-cell office:value-type="string" table:style-name="ce1">
            <text:p>"SMALL_STATION_ARC_EMITT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arc_emitter"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0</text:p>
          </table:table-cell>
          <table:table-cell office:value-type="float" office:value="0.5" table:formula="of:=[.R44]" table:style-name="ce1">
            <text:p>0.5</text:p>
          </table:table-cell>
          <table:table-cell office:value-type="string" office:string-value="#delete" table:formula="of:=[.S44]" table:style-name="ce1">
            <text:p>#delete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" table:formula="of:=[.V44]" table:style-name="ce1">
            <text:p>1</text:p>
          </table:table-cell>
          <table:table-cell office:value-type="float" office:value="1" table:formula="of:=[.W44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ARC_EMITT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arc_emitt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arc_emitter"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00</text:p>
          </table:table-cell>
          <table:table-cell office:value-type="float" office:value="0.5" table:formula="of:=[.R45]" table:style-name="ce1">
            <text:p>0.5</text:p>
          </table:table-cell>
          <table:table-cell office:value-type="string" office:string-value="#delete" table:formula="of:=[.S45]" table:style-name="ce1">
            <text:p>#delete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" table:formula="of:=[.V45]" table:style-name="ce1">
            <text:p>1</text:p>
          </table:table-cell>
          <table:table-cell office:value-type="float" office:value="1" table:formula="of:=[.W45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ARC_EMITT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arc_emitter_1" }</text:p>
          </table:table-cell>
          <table:table-cell office:value-type="string" table:style-name="ce1">
            <text:p>"MEDIUM_STATION_ARC_EMITT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arc_emitter"</text:p>
          </table:table-cell>
          <table:table-cell office:value-type="float" office:value="50" table:formula="of:=[.N44]*1.25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</text:p>
          </table:table-cell>
          <table:table-cell office:value-type="float" office:value="0.5" table:formula="of:=[.R46]" table:style-name="ce1">
            <text:p>0.5</text:p>
          </table:table-cell>
          <table:table-cell office:value-type="string" office:string-value="#delete" table:formula="of:=[.S46]" table:style-name="ce1">
            <text:p>#delete</text:p>
          </table:table-cell>
          <table:table-cell office:value-type="float" office:value="2.2000000000000002" table:formula="of:=[.T44]*1.1" table:style-name="ce1">
            <text:p>2.2</text:p>
          </table:table-cell>
          <table:table-cell office:value-type="float" office:value="4.4000000000000004" table:formula="of:=[.U44]*1.1" table:style-name="ce1">
            <text:p>4.4</text:p>
          </table:table-cell>
          <table:table-cell office:value-type="float" office:value="1" table:formula="of:=[.V46]" table:style-name="ce1">
            <text:p>1</text:p>
          </table:table-cell>
          <table:table-cell office:value-type="float" office:value="1" table:formula="of:=[.W46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ARC_EMITT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arc_emitter_2" }</text:p>
          </table:table-cell>
          <table:table-cell office:value-type="string" table:style-name="ce1">
            <text:p>"MEDIUM_STATION_ARC_EMITT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arc_emitter"</text:p>
          </table:table-cell>
          <table:table-cell office:value-type="float" office:value="56.25" table:formula="of:=[.N45]*1.25" table:style-name="ce1">
            <text:p>56.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0</text:p>
          </table:table-cell>
          <table:table-cell office:value-type="float" office:value="0.5" table:formula="of:=[.R47]" table:style-name="ce1">
            <text:p>0.5</text:p>
          </table:table-cell>
          <table:table-cell office:value-type="string" office:string-value="#delete" table:formula="of:=[.S47]" table:style-name="ce1">
            <text:p>#delete</text:p>
          </table:table-cell>
          <table:table-cell office:value-type="float" office:value="4.4000000000000004" table:formula="of:=[.T45]*1.1" table:style-name="ce1">
            <text:p>4.4</text:p>
          </table:table-cell>
          <table:table-cell office:value-type="float" office:value="8.8000000000000007" table:formula="of:=[.U45]*1.1" table:style-name="ce1">
            <text:p>8.8</text:p>
          </table:table-cell>
          <table:table-cell office:value-type="float" office:value="1" table:formula="of:=[.V47]" table:style-name="ce1">
            <text:p>1</text:p>
          </table:table-cell>
          <table:table-cell office:value-type="float" office:value="1" table:formula="of:=[.W47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ARC_EMITT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arc_emitt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arc_emitter"</text:p>
          </table:table-cell>
          <table:table-cell office:value-type="float" office:value="62.5" table:formula="of:=[.N46]*1.25" table:style-name="ce1">
            <text:p>62.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00</text:p>
          </table:table-cell>
          <table:table-cell office:value-type="float" office:value="0.5" table:formula="of:=[.R48]" table:style-name="ce1">
            <text:p>0.5</text:p>
          </table:table-cell>
          <table:table-cell office:value-type="string" office:string-value="#delete" table:formula="of:=[.S48]" table:style-name="ce1">
            <text:p>#delete</text:p>
          </table:table-cell>
          <table:table-cell office:value-type="float" office:value="8.8000000000000007" table:formula="of:=[.T46]*1.1" table:style-name="ce1">
            <text:p>8.8</text:p>
          </table:table-cell>
          <table:table-cell office:value-type="float" office:value="13.200000000000001" table:formula="of:=[.U46]*1.1" table:style-name="ce1">
            <text:p>13.2</text:p>
          </table:table-cell>
          <table:table-cell office:value-type="float" office:value="1" table:formula="of:=[.V48]" table:style-name="ce1">
            <text:p>1</text:p>
          </table:table-cell>
          <table:table-cell office:value-type="float" office:value="1" table:formula="of:=[.W48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ARC_EMITT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arc_emitter_1" }</text:p>
          </table:table-cell>
          <table:table-cell office:value-type="string" table:style-name="ce1">
            <text:p>"LARGE_STATION_ARC_EMITT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arc_emitter"</text:p>
          </table:table-cell>
          <table:table-cell office:value-type="float" office:value="62.5" table:formula="of:=[.N47]*1.25" table:style-name="ce1">
            <text:p>62.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</text:p>
          </table:table-cell>
          <table:table-cell office:value-type="float" office:value="0.5" table:formula="of:=[.R49]" table:style-name="ce1">
            <text:p>0.5</text:p>
          </table:table-cell>
          <table:table-cell office:value-type="string" office:string-value="#delete" table:formula="of:=[.S49]" table:style-name="ce1">
            <text:p>#delete</text:p>
          </table:table-cell>
          <table:table-cell office:value-type="float" office:value="2.4200000000000004" table:formula="of:=[.T47]*1.1" table:style-name="ce1">
            <text:p>2.42</text:p>
          </table:table-cell>
          <table:table-cell office:value-type="float" office:value="4.8400000000000007" table:formula="of:=[.U47]*1.1" table:style-name="ce1">
            <text:p>4.84</text:p>
          </table:table-cell>
          <table:table-cell office:value-type="float" office:value="1" table:formula="of:=[.V49]" table:style-name="ce1">
            <text:p>1</text:p>
          </table:table-cell>
          <table:table-cell office:value-type="float" office:value="1" table:formula="of:=[.W49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ARC_EMITT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arc_emitter_2" }</text:p>
          </table:table-cell>
          <table:table-cell office:value-type="string" table:style-name="ce1">
            <text:p>"LARGE_STATION_ARC_EMITT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arc_emitter"</text:p>
          </table:table-cell>
          <table:table-cell office:value-type="float" office:value="70.3125" table:formula="of:=[.N48]*1.25" table:style-name="ce1">
            <text:p>70.3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0</text:p>
          </table:table-cell>
          <table:table-cell office:value-type="float" office:value="0.5" table:formula="of:=[.R50]" table:style-name="ce1">
            <text:p>0.5</text:p>
          </table:table-cell>
          <table:table-cell office:value-type="string" office:string-value="#delete" table:formula="of:=[.S50]" table:style-name="ce1">
            <text:p>#delete</text:p>
          </table:table-cell>
          <table:table-cell office:value-type="float" office:value="4.8400000000000007" table:formula="of:=[.T48]*1.1" table:style-name="ce1">
            <text:p>4.84</text:p>
          </table:table-cell>
          <table:table-cell office:value-type="float" office:value="9.6800000000000015" table:formula="of:=[.U48]*1.1" table:style-name="ce1">
            <text:p>9.68</text:p>
          </table:table-cell>
          <table:table-cell office:value-type="float" office:value="1" table:formula="of:=[.V50]" table:style-name="ce1">
            <text:p>1</text:p>
          </table:table-cell>
          <table:table-cell office:value-type="float" office:value="1" table:formula="of:=[.W50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ARC_EMITT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arc_emitt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arc_emitter"</text:p>
          </table:table-cell>
          <table:table-cell office:value-type="float" office:value="78.125" table:formula="of:=[.N49]*1.25" table:style-name="ce1">
            <text:p>78.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00</text:p>
          </table:table-cell>
          <table:table-cell office:value-type="float" office:value="0.5" table:formula="of:=[.R51]" table:style-name="ce1">
            <text:p>0.5</text:p>
          </table:table-cell>
          <table:table-cell office:value-type="string" office:string-value="#delete" table:formula="of:=[.S51]" table:style-name="ce1">
            <text:p>#delete</text:p>
          </table:table-cell>
          <table:table-cell office:value-type="float" office:value="9.6800000000000015" table:formula="of:=[.T49]*1.1" table:style-name="ce1">
            <text:p>9.68</text:p>
          </table:table-cell>
          <table:table-cell office:value-type="float" office:value="14.520000000000003" table:formula="of:=[.U49]*1.1" table:style-name="ce1">
            <text:p>14.52</text:p>
          </table:table-cell>
          <table:table-cell office:value-type="float" office:value="1" table:formula="of:=[.V51]" table:style-name="ce1">
            <text:p>1</text:p>
          </table:table-cell>
          <table:table-cell office:value-type="float" office:value="1" table:formula="of:=[.W51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ARC_EMITT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arc_emitter_1" }</text:p>
          </table:table-cell>
          <table:table-cell office:value-type="string" table:style-name="ce1">
            <text:p>"EXTRA_LARGE_STATION_ARC_EMITT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arc_emitter"</text:p>
          </table:table-cell>
          <table:table-cell office:value-type="float" office:value="78.125" table:formula="of:=[.N50]*1.25" table:style-name="ce1">
            <text:p>78.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</text:p>
          </table:table-cell>
          <table:table-cell office:value-type="float" office:value="0.5" table:formula="of:=[.R52]" table:style-name="ce1">
            <text:p>0.5</text:p>
          </table:table-cell>
          <table:table-cell office:value-type="string" office:string-value="#delete" table:formula="of:=[.S52]" table:style-name="ce1">
            <text:p>#delete</text:p>
          </table:table-cell>
          <table:table-cell office:value-type="float" office:value="2.6620000000000008" table:formula="of:=[.T50]*1.1" table:style-name="ce1">
            <text:p>2.662</text:p>
          </table:table-cell>
          <table:table-cell office:value-type="float" office:value="5.3240000000000016" table:formula="of:=[.U50]*1.1" table:style-name="ce1">
            <text:p>5.324</text:p>
          </table:table-cell>
          <table:table-cell office:value-type="float" office:value="1" table:formula="of:=[.V52]" table:style-name="ce1">
            <text:p>1</text:p>
          </table:table-cell>
          <table:table-cell office:value-type="float" office:value="1" table:formula="of:=[.W52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ARC_EMITT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arc_emitter_2" }</text:p>
          </table:table-cell>
          <table:table-cell office:value-type="string" table:style-name="ce1">
            <text:p>"EXTRA_LARGE_STATION_ARC_EMITT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arc_emitter"</text:p>
          </table:table-cell>
          <table:table-cell office:value-type="float" office:value="87.890625" table:formula="of:=[.N51]*1.25" table:style-name="ce1">
            <text:p>87.8906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0</text:p>
          </table:table-cell>
          <table:table-cell office:value-type="float" office:value="0.5" table:formula="of:=[.R53]" table:style-name="ce1">
            <text:p>0.5</text:p>
          </table:table-cell>
          <table:table-cell office:value-type="string" office:string-value="#delete" table:formula="of:=[.S53]" table:style-name="ce1">
            <text:p>#delete</text:p>
          </table:table-cell>
          <table:table-cell office:value-type="float" office:value="5.3240000000000016" table:formula="of:=[.T51]*1.1" table:style-name="ce1">
            <text:p>5.324</text:p>
          </table:table-cell>
          <table:table-cell office:value-type="float" office:value="10.648000000000003" table:formula="of:=[.U51]*1.1" table:style-name="ce1">
            <text:p>10.648</text:p>
          </table:table-cell>
          <table:table-cell office:value-type="float" office:value="1" table:formula="of:=[.V53]" table:style-name="ce1">
            <text:p>1</text:p>
          </table:table-cell>
          <table:table-cell office:value-type="float" office:value="1" table:formula="of:=[.W53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ARC_EMITT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arc_emitt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arc_emitter"</text:p>
          </table:table-cell>
          <table:table-cell office:value-type="float" office:value="97.65625" table:formula="of:=[.N52]*1.25" table:style-name="ce1">
            <text:p>97.656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00</text:p>
          </table:table-cell>
          <table:table-cell office:value-type="float" office:value="0.5" table:formula="of:=[.R54]" table:style-name="ce1">
            <text:p>0.5</text:p>
          </table:table-cell>
          <table:table-cell office:value-type="string" office:string-value="#delete" table:formula="of:=[.S54]" table:style-name="ce1">
            <text:p>#delete</text:p>
          </table:table-cell>
          <table:table-cell office:value-type="float" office:value="10.648000000000003" table:formula="of:=[.T52]*1.1" table:style-name="ce1">
            <text:p>10.648</text:p>
          </table:table-cell>
          <table:table-cell office:value-type="float" office:value="15.972000000000005" table:formula="of:=[.U52]*1.1" table:style-name="ce1">
            <text:p>15.972</text:p>
          </table:table-cell>
          <table:table-cell office:value-type="float" office:value="1" table:formula="of:=[.V54]" table:style-name="ce1">
            <text:p>1</text:p>
          </table:table-cell>
          <table:table-cell office:value-type="float" office:value="1" table:formula="of:=[.W54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number-rows-repeated="1048521" table:style-name="ro1">
          <table:table-cell table:number-columns-repeated="16384"/>
        </table:table-row>
      </table:table>
      <table:table table:name="OccurenceNumbers" table:style-name="ta1">
        <table:table-column table:style-name="co2" table:number-columns-repeated="16384" table:default-cell-style-name="ce1"/>
        <table:table-row table:style-name="ro1">
          <table:table-cell office:value-type="string" table:style-name="ce1">
            <text:p>utility_component_templa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icon</text:p>
          </table:table-cell>
          <table:table-cell office:value-type="string" table:style-name="ce1">
            <text:p>icon_frame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component_set</text:p>
          </table:table-cell>
          <table:table-cell office:value-type="string" table:style-name="ce1">
            <text:p>ai_weight</text:p>
          </table:table-cell>
          <table:table-cell office:value-type="string" table:style-name="ce1">
            <text:p>prerequisites</text:p>
          </table:table-cell>
          <table:table-cell office:value-type="string" table:style-name="ce1">
            <text:p>upgrades_to</text:p>
          </table:table-cell>
          <table:table-cell office:value-type="string" table:style-name="ce1">
            <text:p>class_restriction</text:p>
          </table:table-cell>
          <table:table-cell office:value-type="string" table:style-name="ce1">
            <text:p>size_restriction</text:p>
          </table:table-cell>
          <table:table-cell office:value-type="string" table:style-name="ce1">
            <text:p>hostile_aura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weight</text:p>
          </table:table-cell>
          <table:table-cell table:number-columns-repeated="4" table:style-name="ce1"/>
          <table:table-cell office:value-type="string" table:style-name="ce1">
            <text:p>name</text:p>
          </table:table-cell>
          <table:table-cell office:value-type="string" table:style-name="ce1">
            <text:p>radius</text:p>
          </table:table-cell>
          <table:table-cell office:value-type="string" table:style-name="ce1">
            <text:p>apply_on</text:p>
          </table:table-cell>
          <table:table-cell office:value-type="string" table:style-name="ce1">
            <text:p>stack_info</text:p>
          </table:table-cell>
          <table:table-cell table:style-name="ce1"/>
          <table:table-cell office:value-type="string" table:style-name="ce1">
            <text:p>damage_per_day</text:p>
          </table:table-cell>
          <table:table-cell table:number-columns-repeated="5" table:style-name="ce1"/>
          <table:table-cell office:value-type="string" table:style-name="ce1">
            <text:p>graphics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id</text:p>
          </table:table-cell>
          <table:table-cell office:value-type="string" table:style-name="ce1">
            <text:p>priority</text:p>
          </table:table-cell>
          <table:table-cell office:value-type="string" table:style-name="ce1">
            <text:p>accuracy</text:p>
          </table:table-cell>
          <table:table-cell office:value-type="string" table:style-name="ce1">
            <text:p>damage</text:p>
          </table:table-cell>
          <table:table-cell table:style-name="ce1"/>
          <table:table-cell office:value-type="string" table:style-name="ce1">
            <text:p>shield_damage</text:p>
          </table:table-cell>
          <table:table-cell office:value-type="string" table:style-name="ce1">
            <text:p>shield_penetration</text:p>
          </table:table-cell>
          <table:table-cell office:value-type="string" table:style-name="ce1">
            <text:p>armor_penetration</text:p>
          </table:table-cell>
          <table:table-cell office:value-type="string" table:style-name="ce1">
            <text:p>area_effect</text:p>
          </table:table-cell>
          <table:table-cell table:style-name="ce1"/>
          <table:table-cell office:value-type="string" table:style-name="ce1">
            <text:p>ship_effect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table:number-columns-repeated="3" table:style-name="ce1"/>
          <table:table-cell office:value-type="string" table:style-name="ce1">
            <text:p>entity</text:p>
          </table:table-cell>
          <table:table-cell office:value-type="string" table:style-name="ce1">
            <text:p>dynamic_scale</text:p>
          </table:table-cell>
          <table:table-cell office:value-type="string" table:style-name="ce1">
            <text:p>entity</text:p>
          </table:table-cell>
          <table:table-cell office:value-type="string" table:style-name="ce1">
            <text:p>dynamic_scale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MPTY_STATION_WEAPON_AURA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name</text:p>
          </table:table-cell>
          <table:table-cell office:value-type="string" table:style-name="ce1">
            <text:p>radius</text:p>
          </table:table-cell>
          <table:table-cell office:value-type="string" table:style-name="ce1">
            <text:p>apply_on</text:p>
          </table:table-cell>
          <table:table-cell office:value-type="string" table:style-name="ce1">
            <text:p>stack_info</text:p>
          </table:table-cell>
          <table:table-cell table:style-name="ce1"/>
          <table:table-cell office:value-type="string" table:style-name="ce1">
            <text:p>damage_per_day</text:p>
          </table:table-cell>
          <table:table-cell table:number-columns-repeated="5" table:style-name="ce1"/>
          <table:table-cell office:value-type="string" table:style-name="ce1">
            <text:p>graphics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id</text:p>
          </table:table-cell>
          <table:table-cell office:value-type="string" table:style-name="ce1">
            <text:p>priority</text:p>
          </table:table-cell>
          <table:table-cell office:value-type="string" table:style-name="ce1">
            <text:p>accuracy</text:p>
          </table:table-cell>
          <table:table-cell office:value-type="string" table:style-name="ce1">
            <text:p>damage</text:p>
          </table:table-cell>
          <table:table-cell table:style-name="ce1"/>
          <table:table-cell office:value-type="string" table:style-name="ce1">
            <text:p>shield_damage</text:p>
          </table:table-cell>
          <table:table-cell office:value-type="string" table:style-name="ce1">
            <text:p>shield_penetration</text:p>
          </table:table-cell>
          <table:table-cell office:value-type="string" table:style-name="ce1">
            <text:p>armor_penetration</text:p>
          </table:table-cell>
          <table:table-cell office:value-type="string" table:style-name="ce1">
            <text:p>area_effect</text:p>
          </table:table-cell>
          <table:table-cell table:style-name="ce1"/>
          <table:table-cell office:value-type="string" table:style-name="ce1">
            <text:p>ship_effect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table:number-columns-repeated="3" table:style-name="ce1"/>
          <table:table-cell office:value-type="string" table:style-name="ce1">
            <text:p>entity</text:p>
          </table:table-cell>
          <table:table-cell office:value-type="string" table:style-name="ce1">
            <text:p>dynamic_scale</text:p>
          </table:table-cell>
          <table:table-cell office:value-type="string" table:style-name="ce1">
            <text:p>entity</text:p>
          </table:table-cell>
          <table:table-cell office:value-type="string" table:style-name="ce1">
            <text:p>dynamic_scale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GRAVITON_HAMM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GRAVITON_HAMM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GRAVITON_HAMM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GRAVITON_HAMM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GRAVITON_HAMM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GRAVITON_HAMM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GRAVITON_HAMM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GRAVITON_HAMM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GRAVITON_HAMM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GRAVITON_HAMM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GRAVITON_HAMM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GRAVITON_HAMM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SWARMER_DRONES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SWARMER_DRONES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SWARMER_DRONES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SWARMER_DRONES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SWARMER_DRONES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SWARMER_DRONES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SWARMER_DRONES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SWARMER_DRONES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SWARMER_DRONES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SWARMER_DRONES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SWARMER_DRONES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SWARMER_DRONES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QUANTUM_DESTABLIZI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QUANTUM_DESTABLIZI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QUANTUM_DESTABLIZI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QUANTUM_DESTABLIZI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QUANTUM_DESTABLIZI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QUANTUM_DESTABLIZI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QUANTUM_DESTABLIZI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QUANTUM_DESTABLIZI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QUANTUM_DESTABLIZI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QUANTUM_DESTABLIZI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QUANTUM_DESTABLIZI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QUANTUM_DESTABLIZI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ARC_EMITT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ARC_EMITT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ARC_EMITT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ARC_EMITT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ARC_EMITT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ARC_EMITT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ARC_EMITT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ARC_EMITT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ARC_EMITT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ARC_EMITT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ARC_EMITT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ARC_EMITT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number-rows-repeated="104827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User</dc:creator>
    <dc:date>2017-12-24T22:25:17Z</dc:date>
    <meta:editing-duration>PT0S</meta:editing-duration>
  </office:meta>
</office:document-meta>
</file>